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469cm"/>
    </style:style>
    <style:style style:name="co3" style:family="table-column">
      <style:table-column-properties fo:break-before="auto" style:column-width="2.598cm"/>
    </style:style>
    <style:style style:name="co4" style:family="table-column">
      <style:table-column-properties fo:break-before="auto" style:column-width="0.753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88cm" svg:height="8.989cm" svg:x="17.688cm" svg:y="5.072cm">
            <draw:object draw:notify-on-update-of-ranges="Sheet1.J2:Sheet1.J11 Sheet1.M1:Sheet1.M1 Sheet1.M2:Sheet1.M11 Sheet1.N1:Sheet1.N1 Sheet1.N2:Sheet1.N11 Sheet1.O1:Sheet1.O1 Sheet1.O2:Sheet1.O11 Sheet1.P1:Sheet1.P1 Sheet1.P2:Sheet1.P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87cm" svg:height="8.989cm" svg:x="18.932cm" svg:y="14.84cm">
            <draw:object draw:notify-on-update-of-ranges="Sheet1.J1:Sheet1.J1 Sheet1.J2:Sheet1.J11 Sheet1.K1:Sheet1.K1 Sheet1.K2:Sheet1.K11 Sheet1.L1:Sheet1.L1 Sheet1.L2:Sheet1.L1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</text:p>
          </table:table-cell>
          <table:table-cell table:number-columns-repeated="2"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MultS Java</text:p>
          </table:table-cell>
          <table:table-cell office:value-type="string" calcext:value-type="string">
            <text:p>BigInteger do Java</text:p>
          </table:table-cell>
          <table:table-cell office:value-type="string" calcext:value-type="string">
            <text:p>MultP0D OpenCL</text:p>
          </table:table-cell>
          <table:table-cell office:value-type="string" calcext:value-type="string">
            <text:p>MultP1D OpenCL</text:p>
          </table:table-cell>
        </table:table-row>
        <table:table-row table:style-name="ro1">
          <table:table-cell office:value-type="string" calcext:value-type="string">
            <text:p>2^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9" calcext:value-type="float">
            <text:p>59</text:p>
          </table:table-cell>
          <table:table-cell/>
          <table:table-cell office:value-type="string" calcext:value-type="string">
            <text:p>2^6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6.9" calcext:value-type="float">
            <text:p>56.9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59.3" calcext:value-type="float">
            <text:p>59.3</text:p>
          </table:table-cell>
          <table:table-cell table:style-name="ce1" office:value-type="float" office:value="58.3" calcext:value-type="float">
            <text:p>58.3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2^128</text:p>
          </table:table-cell>
          <table:table-cell office:value-type="float" office:value="0.4" calcext:value-type="float">
            <text:p>0.4</text:p>
          </table:table-cell>
          <table:table-cell office:value-type="float" office:value="60.1" calcext:value-type="float">
            <text:p>60.1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60.3" calcext:value-type="float">
            <text:p>60.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/>
          <table:table-cell office:value-type="string" calcext:value-type="string">
            <text:p>2^2048</text:p>
          </table:table-cell>
          <table:table-cell office:value-type="float" office:value="1.3" calcext:value-type="float">
            <text:p>1.3</text:p>
          </table:table-cell>
          <table:table-cell office:value-type="float" office:value="58.8" calcext:value-type="float">
            <text:p>58.8</text:p>
          </table:table-cell>
          <table:table-cell office:value-type="float" office:value="1.3" calcext:value-type="float">
            <text:p>1.3</text:p>
          </table:table-cell>
          <table:table-cell office:value-type="float" office:value="1.8" calcext:value-type="float">
            <text:p>1.8</text:p>
          </table:table-cell>
          <table:table-cell office:value-type="float" office:value="67.7" calcext:value-type="float">
            <text:p>67.7</text:p>
          </table:table-cell>
          <table:table-cell office:value-type="float" office:value="53.7" calcext:value-type="float">
            <text:p>53.7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2^4096</text:p>
          </table:table-cell>
          <table:table-cell office:value-type="float" office:value="0.9" calcext:value-type="float">
            <text:p>0.9</text:p>
          </table:table-cell>
          <table:table-cell office:value-type="float" office:value="55.1" calcext:value-type="float">
            <text:p>55.1</text:p>
          </table:table-cell>
          <table:table-cell office:value-type="float" office:value="1.3" calcext:value-type="float">
            <text:p>1.3</text:p>
          </table:table-cell>
          <table:table-cell office:value-type="float" office:value="2.9" calcext:value-type="float">
            <text:p>2.9</text:p>
          </table:table-cell>
          <table:table-cell office:value-type="float" office:value="135.8" calcext:value-type="float">
            <text:p>135.8</text:p>
          </table:table-cell>
          <table:table-cell office:value-type="float" office:value="60.3" calcext:value-type="float">
            <text:p>60.3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2^8192</text:p>
          </table:table-cell>
          <table:table-cell office:value-type="float" office:value="1.2" calcext:value-type="float">
            <text:p>1.2</text:p>
          </table:table-cell>
          <table:table-cell office:value-type="float" office:value="51.9" calcext:value-type="float">
            <text:p>51.9</text:p>
          </table:table-cell>
          <table:table-cell office:value-type="float" office:value="1.6" calcext:value-type="float">
            <text:p>1.6</text:p>
          </table:table-cell>
          <table:table-cell office:value-type="float" office:value="6.2" calcext:value-type="float">
            <text:p>6.2</text:p>
          </table:table-cell>
          <table:table-cell office:value-type="float" office:value="404" calcext:value-type="float">
            <text:p>404</text:p>
          </table:table-cell>
          <table:table-cell office:value-type="float" office:value="84.4" calcext:value-type="float">
            <text:p>84.4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9" calcext:value-type="float">
            <text:p>59</text:p>
          </table:table-cell>
          <table:table-cell/>
          <table:table-cell office:value-type="string" calcext:value-type="string">
            <text:p>2^16384</text:p>
          </table:table-cell>
          <table:table-cell office:value-type="float" office:value="1.2" calcext:value-type="float">
            <text:p>1.2</text:p>
          </table:table-cell>
          <table:table-cell office:value-type="float" office:value="48.5" calcext:value-type="float">
            <text:p>48.5</text:p>
          </table:table-cell>
          <table:table-cell office:value-type="float" office:value="4.1" calcext:value-type="float">
            <text:p>4.1</text:p>
          </table:table-cell>
          <table:table-cell office:value-type="float" office:value="13.1" calcext:value-type="float">
            <text:p>13.1</text:p>
          </table:table-cell>
          <table:table-cell office:value-type="float" office:value="1467.2" calcext:value-type="float">
            <text:p>1467.2</text:p>
          </table:table-cell>
          <table:table-cell office:value-type="float" office:value="149.7" calcext:value-type="float">
            <text:p>149.7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2^32768</text:p>
          </table:table-cell>
          <table:table-cell office:value-type="float" office:value="1.2" calcext:value-type="float">
            <text:p>1.2</text:p>
          </table:table-cell>
          <table:table-cell office:value-type="float" office:value="52.2" calcext:value-type="float">
            <text:p>52.2</text:p>
          </table:table-cell>
          <table:table-cell office:value-type="float" office:value="14.1" calcext:value-type="float">
            <text:p>14.1</text:p>
          </table:table-cell>
          <table:table-cell office:value-type="float" office:value="52.1" calcext:value-type="float">
            <text:p>52.1</text:p>
          </table:table-cell>
          <table:table-cell/>
          <table:table-cell office:value-type="float" office:value="432.8" calcext:value-type="float">
            <text:p>432.8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2^65536</text:p>
          </table:table-cell>
          <table:table-cell office:value-type="float" office:value="0.8" calcext:value-type="float">
            <text:p>0.8</text:p>
          </table:table-cell>
          <table:table-cell office:value-type="float" office:value="58.6" calcext:value-type="float">
            <text:p>58.6</text:p>
          </table:table-cell>
          <table:table-cell office:value-type="float" office:value="56.4" calcext:value-type="float">
            <text:p>56.4</text:p>
          </table:table-cell>
          <table:table-cell office:value-type="float" office:value="217.1" calcext:value-type="float">
            <text:p>217.1</text:p>
          </table:table-cell>
          <table:table-cell/>
          <table:table-cell office:value-type="float" office:value="1466.3" calcext:value-type="float">
            <text:p>1466.3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2^131072</text:p>
          </table:table-cell>
          <table:table-cell office:value-type="float" office:value="1.3" calcext:value-type="float">
            <text:p>1.3</text:p>
          </table:table-cell>
          <table:table-cell office:value-type="float" office:value="53.9" calcext:value-type="float">
            <text:p>53.9</text:p>
          </table:table-cell>
          <table:table-cell office:value-type="float" office:value="208.2" calcext:value-type="float">
            <text:p>208.2</text:p>
          </table:table-cell>
          <table:table-cell office:value-type="float" office:value="826.4" calcext:value-type="float">
            <text:p>826.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2^200000</text:p>
          </table:table-cell>
          <table:table-cell office:value-type="float" office:value="1.3" calcext:value-type="float">
            <text:p>1.3</text:p>
          </table:table-cell>
          <table:table-cell office:value-type="float" office:value="53.6" calcext:value-type="float">
            <text:p>53.6</text:p>
          </table:table-cell>
          <table:table-cell office:value-type="float" office:value="481.9" calcext:value-type="float">
            <text:p>481.9</text:p>
          </table:table-cell>
          <table:table-cell office:value-type="float" office:value="1922.7" calcext:value-type="float">
            <text:p>1922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ÉDIA</text:p>
          </table:table-cell>
          <table:table-cell/>
          <table:table-cell table:style-name="ce1" table:formula="of:=SUM([.C2:.C3];[.C4];[.C5];[.C6];[.C7];[.C8];[.C9];[.C10];[.C11])/10" office:value-type="float" office:value="0" calcext:value-type="float">
            <text:p/>
          </table:table-cell>
          <table:table-cell table:style-name="ce1" table:formula="of:=SUM([.D2:.D3];[.D4];[.D5];[.D6];[.D7];[.D8];[.D9];[.D10];[.D11])/10" office:value-type="float" office:value="56.9" calcext:value-type="float">
            <text:p/>
          </table:table-cell>
          <table:table-cell table:style-name="ce1" table:formula="of:=SUM([.E2:.E3];[.E4];[.E5];[.E6];[.E7];[.E8];[.E9];[.E10];[.E11])/10" office:value-type="float" office:value="0.8" calcext:value-type="float">
            <text:p/>
          </table:table-cell>
          <table:table-cell table:style-name="ce1" table:formula="of:=SUM([.F2:.F3];[.F4];[.F5];[.F6];[.F7];[.F8];[.F9];[.F10];[.F11])/10" office:value-type="float" office:value="0.5" calcext:value-type="float">
            <text:p/>
          </table:table-cell>
          <table:table-cell table:style-name="ce1" table:formula="of:=SUM([.G2:.G3];[.G4];[.G5];[.G6];[.G7];[.G8];[.G9];[.G10];[.G11])/10" office:value-type="float" office:value="59.3" calcext:value-type="float">
            <text:p/>
          </table:table-cell>
          <table:table-cell table:style-name="ce1" table:formula="of:=SUM([.H2:.H3];[.H4];[.H5];[.H6];[.H7];[.H8];[.H9];[.H10];[.H11])/10" office:value-type="float" office:value="58.3" calcext:value-type="float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42" calcext:value-type="float">
            <text:p>142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^1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ÉDIA</text:p>
          </table:table-cell>
          <table:table-cell/>
          <table:table-cell table:style-name="ce1" table:formula="of:=SUM([.C16:.C17];[.C18];[.C19];[.C20];[.C21];[.C22];[.C23];[.C24];[.C25])/10" office:value-type="float" office:value="0.4" calcext:value-type="float">
            <text:p/>
          </table:table-cell>
          <table:table-cell table:style-name="ce1" table:formula="of:=SUM([.D16:.D17];[.D18];[.D19];[.D20];[.D21];[.D22];[.D23];[.D24];[.D25])/10" office:value-type="float" office:value="60.1" calcext:value-type="float">
            <text:p/>
          </table:table-cell>
          <table:table-cell table:style-name="ce1" table:formula="of:=SUM([.E16:.E17];[.E18];[.E19];[.E20];[.E21];[.E22];[.E23];[.E24];[.E25])/10" office:value-type="float" office:value="0.8" calcext:value-type="float">
            <text:p/>
          </table:table-cell>
          <table:table-cell table:style-name="ce1" table:formula="of:=SUM([.F16:.F17];[.F18];[.F19];[.F20];[.F21];[.F22];[.F23];[.F24];[.F25])/10" office:value-type="float" office:value="0.6" calcext:value-type="float">
            <text:p/>
          </table:table-cell>
          <table:table-cell table:style-name="ce1" table:formula="of:=SUM([.G16:.G17];[.G18];[.G19];[.G20];[.G21];[.G22];[.G23];[.G24];[.G25])/10" office:value-type="float" office:value="60.3" calcext:value-type="float">
            <text:p/>
          </table:table-cell>
          <table:table-cell table:style-name="ce1" table:formula="of:=SUM([.H16:.H17];[.H18];[.H19];[.H20];[.H21];[.H22];[.H23];[.H24];[.H25])/10" office:value-type="float" office:value="59" calcext:value-type="float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129" calcext:value-type="float">
            <text:p>129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 ERR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^25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ÉDIA</text:p>
          </table:table-cell>
          <table:table-cell/>
          <table:table-cell table:style-name="ce1" table:formula="of:=SUM([.C30:.C31];[.C32];[.C33];[.C34];[.C35];[.C36];[.C37];[.C38];[.C39])/10" office:value-type="float" office:value="0.1" calcext:value-type="float">
            <text:p/>
          </table:table-cell>
          <table:table-cell table:style-name="ce1" table:formula="of:=SUM([.D30:.D31];[.D32];[.D33];[.D34];[.D35];[.D36];[.D37];[.D38];[.D39])/10" office:value-type="float" office:value="59.1" calcext:value-type="float">
            <text:p/>
          </table:table-cell>
          <table:table-cell table:style-name="ce1" table:formula="of:=SUM([.E30:.E31];[.E32];[.E33];[.E34];[.E35];[.E36];[.E37];[.E38];[.E39])/10" office:value-type="float" office:value="1" calcext:value-type="float">
            <text:p/>
          </table:table-cell>
          <table:table-cell table:style-name="ce1" table:formula="of:=SUM([.F30:.F31];[.F32];[.F33];[.F34];[.F35];[.F36];[.F37];[.F38];[.F39])/10" office:value-type="float" office:value="1" calcext:value-type="float">
            <text:p/>
          </table:table-cell>
          <table:table-cell table:style-name="ce1" table:formula="of:=SUM([.G30:.G31];[.G32];[.G33];[.G34];[.G35];[.G36];[.G37];[.G38];[.G39])/10" office:value-type="float" office:value="59.5" calcext:value-type="float">
            <text:p/>
          </table:table-cell>
          <table:table-cell table:style-name="ce1" table:formula="of:=SUM([.H30:.H31];[.H32];[.H33];[.H34];[.H35];[.H36];[.H37];[.H38];[.H39])/10" office:value-type="float" office:value="59.5" calcext:value-type="float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118" calcext:value-type="float">
            <text:p>118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 ERR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^5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ÉDIA</text:p>
          </table:table-cell>
          <table:table-cell/>
          <table:table-cell table:style-name="ce1" table:formula="of:=SUM([.C44:.C45];[.C46];[.C47];[.C48];[.C49];[.C50];[.C51];[.C52];[.C53])/10" office:value-type="float" office:value="0.6" calcext:value-type="float">
            <text:p/>
          </table:table-cell>
          <table:table-cell table:style-name="ce1" table:formula="of:=SUM([.D44:.D45];[.D46];[.D47];[.D48];[.D49];[.D50];[.D51];[.D52];[.D53])/10" office:value-type="float" office:value="59.8" calcext:value-type="float">
            <text:p/>
          </table:table-cell>
          <table:table-cell table:style-name="ce1" table:formula="of:=SUM([.E44:.E45];[.E46];[.E47];[.E48];[.E49];[.E50];[.E51];[.E52];[.E53])/10" office:value-type="float" office:value="1.3" calcext:value-type="float">
            <text:p/>
          </table:table-cell>
          <table:table-cell table:style-name="ce1" table:formula="of:=SUM([.F44:.F45];[.F46];[.F47];[.F48];[.F49];[.F50];[.F51];[.F52];[.F53])/10" office:value-type="float" office:value="1.7" calcext:value-type="float">
            <text:p/>
          </table:table-cell>
          <table:table-cell table:style-name="ce1" table:formula="of:=SUM([.G44:.G45];[.G46];[.G47];[.G48];[.G49];[.G50];[.G51];[.G52];[.G53])/10" office:value-type="float" office:value="60.1" calcext:value-type="float">
            <text:p/>
          </table:table-cell>
          <table:table-cell table:style-name="ce1" table:formula="of:=SUM([.H44:.H45];[.H46];[.H47];[.H48];[.H49];[.H50];[.H51];[.H52];[.H53])/10" office:value-type="float" office:value="60.7" calcext:value-type="float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 ERR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^10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ÉDIA</text:p>
          </table:table-cell>
          <table:table-cell/>
          <table:table-cell table:style-name="ce1" table:formula="of:=SUM([.C58:.C59];[.C60];[.C61];[.C62];[.C63];[.C64];[.C65];[.C66];[.C67])/10" office:value-type="float" office:value="0.8" calcext:value-type="float">
            <text:p/>
          </table:table-cell>
          <table:table-cell table:style-name="ce1" table:formula="of:=SUM([.D58:.D59];[.D60];[.D61];[.D62];[.D63];[.D64];[.D65];[.D66];[.D67])/10" office:value-type="float" office:value="60.2" calcext:value-type="float">
            <text:p/>
          </table:table-cell>
          <table:table-cell table:style-name="ce1" table:formula="of:=SUM([.E58:.E59];[.E60];[.E61];[.E62];[.E63];[.E64];[.E65];[.E66];[.E67])/10" office:value-type="float" office:value="1.6" calcext:value-type="float">
            <text:p/>
          </table:table-cell>
          <table:table-cell table:style-name="ce1" table:formula="of:=SUM([.F58:.F59];[.F60];[.F61];[.F62];[.F63];[.F64];[.F65];[.F66];[.F67])/10" office:value-type="float" office:value="2.7" calcext:value-type="float">
            <text:p/>
          </table:table-cell>
          <table:table-cell table:style-name="ce1" table:formula="of:=SUM([.G58:.G59];[.G60];[.G61];[.G62];[.G63];[.G64];[.G65];[.G66];[.G67])/10" office:value-type="float" office:value="65.6" calcext:value-type="float">
            <text:p/>
          </table:table-cell>
          <table:table-cell table:style-name="ce1" table:formula="of:=SUM([.H58:.H59];[.H60];[.H61];[.H62];[.H63];[.H64];[.H65];[.H66];[.H67])/10" office:value-type="float" office:value="52.5" calcext:value-type="float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3" calcext:value-type="float">
            <text:p>153</text:p>
          </table:table-cell>
          <table:table-cell office:value-type="float" office:value="122" calcext:value-type="float">
            <text:p>122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 ERR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^20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49" calcext:value-type="float">
            <text:p>4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49" calcext:value-type="float">
            <text:p>4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ÉDIA</text:p>
          </table:table-cell>
          <table:table-cell/>
          <table:table-cell table:style-name="ce1" table:formula="of:=SUM([.C72:.C73];[.C74];[.C75];[.C76];[.C77];[.C78];[.C79];[.C80];[.C81])/10" office:value-type="float" office:value="1.3" calcext:value-type="float">
            <text:p/>
          </table:table-cell>
          <table:table-cell table:style-name="ce1" table:formula="of:=SUM([.D72:.D73];[.D74];[.D75];[.D76];[.D77];[.D78];[.D79];[.D80];[.D81])/10" office:value-type="float" office:value="58.8" calcext:value-type="float">
            <text:p/>
          </table:table-cell>
          <table:table-cell table:style-name="ce1" table:formula="of:=SUM([.E72:.E73];[.E74];[.E75];[.E76];[.E77];[.E78];[.E79];[.E80];[.E81])/10" office:value-type="float" office:value="1.3" calcext:value-type="float">
            <text:p/>
          </table:table-cell>
          <table:table-cell table:style-name="ce1" table:formula="of:=SUM([.F72:.F73];[.F74];[.F75];[.F76];[.F77];[.F78];[.F79];[.F80];[.F81])/10" office:value-type="float" office:value="1.8" calcext:value-type="float">
            <text:p/>
          </table:table-cell>
          <table:table-cell table:style-name="ce1" table:formula="of:=SUM([.G72:.G73];[.G74];[.G75];[.G76];[.G77];[.G78];[.G79];[.G80];[.G81])/10" office:value-type="float" office:value="67.7" calcext:value-type="float">
            <text:p/>
          </table:table-cell>
          <table:table-cell table:style-name="ce1" table:formula="of:=SUM([.H72:.H73];[.H74];[.H75];[.H76];[.H77];[.H78];[.H79];[.H80];[.H81])/10" office:value-type="float" office:value="53.7" calcext:value-type="float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7" calcext:value-type="float">
            <text:p>16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  <table:table-cell office:value-type="float" office:value="116" calcext:value-type="float">
            <text:p>116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 ERR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^409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36" calcext:value-type="float">
            <text:p>136</text:p>
          </table:table-cell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4" calcext:value-type="float">
            <text:p>134</text:p>
          </table:table-cell>
          <table:table-cell office:value-type="float" office:value="57" calcext:value-type="float">
            <text:p>5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  <table:table-cell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  <table:table-cell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  <table:table-cell office:value-type="float" office:value="62" calcext:value-type="float">
            <text:p>6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4" calcext:value-type="float">
            <text:p>134</text:p>
          </table:table-cell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float" office:value="65" calcext:value-type="float">
            <text:p>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ÉDIA</text:p>
          </table:table-cell>
          <table:table-cell/>
          <table:table-cell table:style-name="ce1" table:formula="of:=SUM([.C86:.C87];[.C88];[.C89];[.C90];[.C91];[.C92];[.C93];[.C94];[.C95])/10" office:value-type="float" office:value="0.9" calcext:value-type="float">
            <text:p/>
          </table:table-cell>
          <table:table-cell table:style-name="ce1" table:formula="of:=SUM([.D86:.D87];[.D88];[.D89];[.D90];[.D91];[.D92];[.D93];[.D94];[.D95])/10" office:value-type="float" office:value="55.1" calcext:value-type="float">
            <text:p/>
          </table:table-cell>
          <table:table-cell table:style-name="ce1" table:formula="of:=SUM([.E86:.E87];[.E88];[.E89];[.E90];[.E91];[.E92];[.E93];[.E94];[.E95])/10" office:value-type="float" office:value="1.3" calcext:value-type="float">
            <text:p/>
          </table:table-cell>
          <table:table-cell table:style-name="ce1" table:formula="of:=SUM([.F86:.F87];[.F88];[.F89];[.F90];[.F91];[.F92];[.F93];[.F94];[.F95])/10" office:value-type="float" office:value="2.9" calcext:value-type="float">
            <text:p/>
          </table:table-cell>
          <table:table-cell table:style-name="ce1" table:formula="of:=SUM([.G86:.G87];[.G88];[.G89];[.G90];[.G91];[.G92];[.G93];[.G94];[.G95])/10" office:value-type="float" office:value="135.8" calcext:value-type="float">
            <text:p/>
          </table:table-cell>
          <table:table-cell table:style-name="ce1" table:formula="of:=SUM([.H86:.H87];[.H88];[.H89];[.H90];[.H91];[.H92];[.H93];[.H94];[.H95])/10" office:value-type="float" office:value="60.3" calcext:value-type="float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1" calcext:value-type="float">
            <text:p>16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3" calcext:value-type="float">
            <text:p>203</text:p>
          </table:table-cell>
          <table:table-cell office:value-type="float" office:value="116" calcext:value-type="float">
            <text:p>116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 ERR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^819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02" calcext:value-type="float">
            <text:p>402</text:p>
          </table:table-cell>
          <table:table-cell office:value-type="float" office:value="86" calcext:value-type="float">
            <text:p>8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03" calcext:value-type="float">
            <text:p>403</text:p>
          </table:table-cell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03" calcext:value-type="float">
            <text:p>403</text:p>
          </table:table-cell>
          <table:table-cell office:value-type="float" office:value="109" calcext:value-type="float">
            <text:p>10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05" calcext:value-type="float">
            <text:p>405</text:p>
          </table:table-cell>
          <table:table-cell office:value-type="float" office:value="87" calcext:value-type="float">
            <text:p>8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04" calcext:value-type="float">
            <text:p>404</text:p>
          </table:table-cell>
          <table:table-cell office:value-type="float" office:value="83" calcext:value-type="float">
            <text:p>8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03" calcext:value-type="float">
            <text:p>403</text:p>
          </table:table-cell>
          <table:table-cell office:value-type="float" office:value="81" calcext:value-type="float">
            <text:p>8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05" calcext:value-type="float">
            <text:p>40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04" calcext:value-type="float">
            <text:p>404</text:p>
          </table:table-cell>
          <table:table-cell office:value-type="float" office:value="78" calcext:value-type="float">
            <text:p>7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03" calcext:value-type="float">
            <text:p>403</text:p>
          </table:table-cell>
          <table:table-cell office:value-type="float" office:value="76" calcext:value-type="float">
            <text:p>7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08" calcext:value-type="float">
            <text:p>408</text:p>
          </table:table-cell>
          <table:table-cell office:value-type="float" office:value="76" calcext:value-type="float">
            <text:p>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ÉDIA</text:p>
          </table:table-cell>
          <table:table-cell/>
          <table:table-cell table:style-name="ce1" table:formula="of:=SUM([.C100:.C101];[.C102];[.C103];[.C104];[.C105];[.C106];[.C107];[.C108];[.C109])/10" office:value-type="float" office:value="1.2" calcext:value-type="float">
            <text:p/>
          </table:table-cell>
          <table:table-cell table:style-name="ce1" table:formula="of:=SUM([.D100:.D101];[.D102];[.D103];[.D104];[.D105];[.D106];[.D107];[.D108];[.D109])/10" office:value-type="float" office:value="51.9" calcext:value-type="float">
            <text:p/>
          </table:table-cell>
          <table:table-cell table:style-name="ce1" table:formula="of:=SUM([.E100:.E101];[.E102];[.E103];[.E104];[.E105];[.E106];[.E107];[.E108];[.E109])/10" office:value-type="float" office:value="1.6" calcext:value-type="float">
            <text:p/>
          </table:table-cell>
          <table:table-cell table:style-name="ce1" table:formula="of:=SUM([.F100:.F101];[.F102];[.F103];[.F104];[.F105];[.F106];[.F107];[.F108];[.F109])/10" office:value-type="float" office:value="6.2" calcext:value-type="float">
            <text:p/>
          </table:table-cell>
          <table:table-cell table:style-name="ce1" table:formula="of:=SUM([.G100:.G101];[.G102];[.G103];[.G104];[.G105];[.G106];[.G107];[.G108];[.G109])/10" office:value-type="float" office:value="404" calcext:value-type="float">
            <text:p/>
          </table:table-cell>
          <table:table-cell table:style-name="ce1" table:formula="of:=SUM([.H100:.H101];[.H102];[.H103];[.H104];[.H105];[.H106];[.H107];[.H108];[.H109])/10" office:value-type="float" office:value="84.4" calcext:value-type="float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3" calcext:value-type="float">
            <text:p>153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65" calcext:value-type="float">
            <text:p>465</text:p>
          </table:table-cell>
          <table:table-cell office:value-type="float" office:value="152" calcext:value-type="float">
            <text:p>152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 ERR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^1638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468" calcext:value-type="float">
            <text:p>1468</text:p>
          </table:table-cell>
          <table:table-cell office:value-type="float" office:value="153" calcext:value-type="float">
            <text:p>15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469" calcext:value-type="float">
            <text:p>1469</text:p>
          </table:table-cell>
          <table:table-cell office:value-type="float" office:value="149" calcext:value-type="float">
            <text:p>14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471" calcext:value-type="float">
            <text:p>1471</text:p>
          </table:table-cell>
          <table:table-cell office:value-type="float" office:value="146" calcext:value-type="float">
            <text:p>14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473" calcext:value-type="float">
            <text:p>1473</text:p>
          </table:table-cell>
          <table:table-cell office:value-type="float" office:value="150" calcext:value-type="float">
            <text:p>15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468" calcext:value-type="float">
            <text:p>1468</text:p>
          </table:table-cell>
          <table:table-cell office:value-type="float" office:value="152" calcext:value-type="float">
            <text:p>15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473" calcext:value-type="float">
            <text:p>1473</text:p>
          </table:table-cell>
          <table:table-cell office:value-type="float" office:value="149" calcext:value-type="float">
            <text:p>14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65" calcext:value-type="float">
            <text:p>1465</text:p>
          </table:table-cell>
          <table:table-cell office:value-type="float" office:value="149" calcext:value-type="float">
            <text:p>14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464" calcext:value-type="float">
            <text:p>1464</text:p>
          </table:table-cell>
          <table:table-cell office:value-type="float" office:value="149" calcext:value-type="float">
            <text:p>14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461" calcext:value-type="float">
            <text:p>1461</text:p>
          </table:table-cell>
          <table:table-cell office:value-type="float" office:value="151" calcext:value-type="float">
            <text:p>15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460" calcext:value-type="float">
            <text:p>1460</text:p>
          </table:table-cell>
          <table:table-cell office:value-type="float" office:value="149" calcext:value-type="float">
            <text:p>1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ÉDIA</text:p>
          </table:table-cell>
          <table:table-cell/>
          <table:table-cell table:style-name="ce1" table:formula="of:=SUM([.C114:.C115];[.C116];[.C117];[.C118];[.C119];[.C120];[.C121];[.C122];[.C123])/10" office:value-type="float" office:value="1.2" calcext:value-type="float">
            <text:p/>
          </table:table-cell>
          <table:table-cell table:style-name="ce1" table:formula="of:=SUM([.D114:.D115];[.D116];[.D117];[.D118];[.D119];[.D120];[.D121];[.D122];[.D123])/10" office:value-type="float" office:value="48.5" calcext:value-type="float">
            <text:p/>
          </table:table-cell>
          <table:table-cell table:style-name="ce1" table:formula="of:=SUM([.E114:.E115];[.E116];[.E117];[.E118];[.E119];[.E120];[.E121];[.E122];[.E123])/10" office:value-type="float" office:value="4.1" calcext:value-type="float">
            <text:p/>
          </table:table-cell>
          <table:table-cell table:style-name="ce1" table:formula="of:=SUM([.F114:.F115];[.F116];[.F117];[.F118];[.F119];[.F120];[.F121];[.F122];[.F123])/10" office:value-type="float" office:value="13.1" calcext:value-type="float">
            <text:p/>
          </table:table-cell>
          <table:table-cell table:style-name="ce1" table:formula="of:=SUM([.G114:.G115];[.G116];[.G117];[.G118];[.G119];[.G120];[.G121];[.G122];[.G123])/10" office:value-type="float" office:value="1467.2" calcext:value-type="float">
            <text:p/>
          </table:table-cell>
          <table:table-cell table:style-name="ce1" table:formula="of:=SUM([.H114:.H115];[.H116];[.H117];[.H118];[.H119];[.H120];[.H121];[.H122];[.H123])/10" office:value-type="float" office:value="149.7" calcext:value-type="float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68" calcext:value-type="float">
            <text:p>168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531" calcext:value-type="float">
            <text:p>1531</text:p>
          </table:table-cell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 ERR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^3276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mRecurso</text:p>
          </table:table-cell>
          <table:table-cell office:value-type="float" office:value="431" calcext:value-type="float">
            <text:p>43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mRecurso</text:p>
          </table:table-cell>
          <table:table-cell office:value-type="float" office:value="436" calcext:value-type="float">
            <text:p>43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mRecurso</text:p>
          </table:table-cell>
          <table:table-cell office:value-type="float" office:value="435" calcext:value-type="float">
            <text:p>43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mRecurso</text:p>
          </table:table-cell>
          <table:table-cell office:value-type="float" office:value="427" calcext:value-type="float">
            <text:p>42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mRecurso</text:p>
          </table:table-cell>
          <table:table-cell office:value-type="float" office:value="432" calcext:value-type="float">
            <text:p>43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mRecurso</text:p>
          </table:table-cell>
          <table:table-cell office:value-type="float" office:value="432" calcext:value-type="float">
            <text:p>43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mRecurso</text:p>
          </table:table-cell>
          <table:table-cell office:value-type="float" office:value="425" calcext:value-type="float">
            <text:p>42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mRecurso</text:p>
          </table:table-cell>
          <table:table-cell office:value-type="float" office:value="438" calcext:value-type="float">
            <text:p>43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mRecurso</text:p>
          </table:table-cell>
          <table:table-cell office:value-type="float" office:value="444" calcext:value-type="float">
            <text:p>44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mRecurso</text:p>
          </table:table-cell>
          <table:table-cell office:value-type="float" office:value="428" calcext:value-type="float">
            <text:p>4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ÉDIA</text:p>
          </table:table-cell>
          <table:table-cell/>
          <table:table-cell table:style-name="ce1" table:formula="of:=SUM([.C128:.C129];[.C130];[.C131];[.C132];[.C133];[.C134];[.C135];[.C136];[.C137])/10" office:value-type="float" office:value="1.2" calcext:value-type="float">
            <text:p/>
          </table:table-cell>
          <table:table-cell table:style-name="ce1" table:formula="of:=SUM([.D128:.D129];[.D130];[.D131];[.D132];[.D133];[.D134];[.D135];[.D136];[.D137])/10" office:value-type="float" office:value="51.2" calcext:value-type="float">
            <text:p/>
          </table:table-cell>
          <table:table-cell table:style-name="ce1" table:formula="of:=SUM([.E128:.E129];[.E130];[.E131];[.E132];[.E133];[.E134];[.E135];[.E136];[.E137])/10" office:value-type="float" office:value="14.1" calcext:value-type="float">
            <text:p/>
          </table:table-cell>
          <table:table-cell table:style-name="ce1" table:formula="of:=SUM([.F128:.F129];[.F130];[.F131];[.F132];[.F133];[.F134];[.F135];[.F136];[.F137])/10" office:value-type="float" office:value="52.1" calcext:value-type="float">
            <text:p/>
          </table:table-cell>
          <table:table-cell table:style-name="ce1" table:formula="of:=SUM([.G128:.G129];[.G130];[.G131];[.G132];[.G133];[.G134];[.G135];[.G136];[.G137])/10" office:value-type="float" office:value="0" calcext:value-type="float">
            <text:p/>
          </table:table-cell>
          <table:table-cell table:style-name="ce1" table:formula="of:=SUM([.H128:.H129];[.H130];[.H131];[.H132];[.H133];[.H134];[.H135];[.H136];[.H137])/10" office:value-type="float" office:value="432.8" calcext:value-type="float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56" calcext:value-type="float">
            <text:p>15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</text:p>
          </table:table-cell>
          <table:table-cell office:value-type="float" office:value="493" calcext:value-type="float">
            <text:p>493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 ERR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^655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emRecurso</text:p>
          </table:table-cell>
          <table:table-cell office:value-type="float" office:value="1490" calcext:value-type="float">
            <text:p>149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SemRecurso</text:p>
          </table:table-cell>
          <table:table-cell office:value-type="float" office:value="1474" calcext:value-type="float">
            <text:p>147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SemRecurso</text:p>
          </table:table-cell>
          <table:table-cell office:value-type="float" office:value="1507" calcext:value-type="float">
            <text:p>150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SemRecurso</text:p>
          </table:table-cell>
          <table:table-cell office:value-type="float" office:value="1468" calcext:value-type="float">
            <text:p>146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SemRecurso</text:p>
          </table:table-cell>
          <table:table-cell office:value-type="float" office:value="1485" calcext:value-type="float">
            <text:p>148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SemRecurso</text:p>
          </table:table-cell>
          <table:table-cell office:value-type="float" office:value="1434" calcext:value-type="float">
            <text:p>143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SemRecurso</text:p>
          </table:table-cell>
          <table:table-cell office:value-type="float" office:value="1422" calcext:value-type="float">
            <text:p>142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SemRecurso</text:p>
          </table:table-cell>
          <table:table-cell office:value-type="float" office:value="1446" calcext:value-type="float">
            <text:p>144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SemRecurso</text:p>
          </table:table-cell>
          <table:table-cell office:value-type="float" office:value="1436" calcext:value-type="float">
            <text:p>143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SemRecurso</text:p>
          </table:table-cell>
          <table:table-cell office:value-type="float" office:value="1501" calcext:value-type="float">
            <text:p>15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ÉDIA</text:p>
          </table:table-cell>
          <table:table-cell/>
          <table:table-cell table:style-name="ce1" table:formula="of:=SUM([.C142:.C143];[.C144];[.C145];[.C146];[.C147];[.C148];[.C149];[.C150];[.C151])/10" office:value-type="float" office:value="0.8" calcext:value-type="float">
            <text:p/>
          </table:table-cell>
          <table:table-cell table:style-name="ce1" table:formula="of:=SUM([.D142:.D143];[.D144];[.D145];[.D146];[.D147];[.D148];[.D149];[.D150];[.D151])/10" office:value-type="float" office:value="51.6" calcext:value-type="float">
            <text:p/>
          </table:table-cell>
          <table:table-cell table:style-name="ce1" table:formula="of:=SUM([.E142:.E143];[.E144];[.E145];[.E146];[.E147];[.E148];[.E149];[.E150];[.E151])/10" office:value-type="float" office:value="56.4" calcext:value-type="float">
            <text:p/>
          </table:table-cell>
          <table:table-cell table:style-name="ce1" table:formula="of:=SUM([.F142:.F143];[.F144];[.F145];[.F146];[.F147];[.F148];[.F149];[.F150];[.F151])/10" office:value-type="float" office:value="217.1" calcext:value-type="float">
            <text:p/>
          </table:table-cell>
          <table:table-cell table:style-name="ce1" table:formula="of:=SUM([.G142:.G143];[.G144];[.G145];[.G146];[.G147];[.G148];[.G149];[.G150];[.G151])/10" office:value-type="float" office:value="0" calcext:value-type="float">
            <text:p/>
          </table:table-cell>
          <table:table-cell table:style-name="ce1" table:formula="of:=SUM([.H142:.H143];[.H144];[.H145];[.H146];[.H147];[.H148];[.H149];[.H150];[.H151])/10" office:value-type="float" office:value="1466.3" calcext:value-type="float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32" calcext:value-type="float">
            <text:p>132</text:p>
          </table:table-cell>
          <table:table-cell office:value-type="float" office:value="93" calcext:value-type="float">
            <text:p>93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-</text:p>
          </table:table-cell>
          <table:table-cell office:value-type="float" office:value="1517" calcext:value-type="float">
            <text:p>1517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 ERR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^13107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05" calcext:value-type="float">
            <text:p>205</text:p>
          </table:table-cell>
          <table:table-cell office:value-type="float" office:value="834" calcext:value-type="float">
            <text:p>834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11" calcext:value-type="float">
            <text:p>211</text:p>
          </table:table-cell>
          <table:table-cell office:value-type="float" office:value="822" calcext:value-type="float">
            <text:p>822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207" calcext:value-type="float">
            <text:p>207</text:p>
          </table:table-cell>
          <table:table-cell office:value-type="float" office:value="836" calcext:value-type="float">
            <text:p>836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208" calcext:value-type="float">
            <text:p>208</text:p>
          </table:table-cell>
          <table:table-cell office:value-type="float" office:value="823" calcext:value-type="float">
            <text:p>823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10" calcext:value-type="float">
            <text:p>210</text:p>
          </table:table-cell>
          <table:table-cell office:value-type="float" office:value="818" calcext:value-type="float">
            <text:p>818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08" calcext:value-type="float">
            <text:p>208</text:p>
          </table:table-cell>
          <table:table-cell office:value-type="float" office:value="829" calcext:value-type="float">
            <text:p>829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09" calcext:value-type="float">
            <text:p>209</text:p>
          </table:table-cell>
          <table:table-cell office:value-type="float" office:value="826" calcext:value-type="float">
            <text:p>826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08" calcext:value-type="float">
            <text:p>208</text:p>
          </table:table-cell>
          <table:table-cell office:value-type="float" office:value="824" calcext:value-type="float">
            <text:p>824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08" calcext:value-type="float">
            <text:p>208</text:p>
          </table:table-cell>
          <table:table-cell office:value-type="float" office:value="837" calcext:value-type="float">
            <text:p>837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208" calcext:value-type="float">
            <text:p>208</text:p>
          </table:table-cell>
          <table:table-cell office:value-type="float" office:value="815" calcext:value-type="float">
            <text:p>815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ÉDIA</text:p>
          </table:table-cell>
          <table:table-cell/>
          <table:table-cell table:style-name="ce1" table:formula="of:=SUM([.C156:.C157];[.C158];[.C159];[.C160];[.C161];[.C162];[.C163];[.C164];[.C165])/10" office:value-type="float" office:value="1.3" calcext:value-type="float">
            <text:p/>
          </table:table-cell>
          <table:table-cell table:style-name="ce1" table:formula="of:=SUM([.D156:.D157];[.D158];[.D159];[.D160];[.D161];[.D162];[.D163];[.D164];[.D165])/10" office:value-type="float" office:value="53.9" calcext:value-type="float">
            <text:p/>
          </table:table-cell>
          <table:table-cell table:style-name="ce1" table:formula="of:=SUM([.E156:.E157];[.E158];[.E159];[.E160];[.E161];[.E162];[.E163];[.E164];[.E165])/10" office:value-type="float" office:value="208.2" calcext:value-type="float">
            <text:p/>
          </table:table-cell>
          <table:table-cell table:style-name="ce1" table:formula="of:=SUM([.F156:.F157];[.F158];[.F159];[.F160];[.F161];[.F162];[.F163];[.F164];[.F165])/10" office:value-type="float" office:value="826.4" calcext:value-type="float">
            <text:p/>
          </table:table-cell>
          <table:table-cell table:style-name="ce1" table:formula="of:=SUM([.G156:.G157];[.G158];[.G159];[.G160];[.G161];[.G162];[.G163];[.G164];[.G165])/10" office:value-type="float" office:value="0" calcext:value-type="float">
            <text:p/>
          </table:table-cell>
          <table:table-cell table:style-name="ce1" table:formula="of:=SUM([.H156:.H157];[.H158];[.H159];[.H160];[.H161];[.H162];[.H163];[.H164];[.H165])/10" office:value-type="float" office:value="0" calcext:value-type="float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34" calcext:value-type="float">
            <text:p>134</text:p>
          </table:table-cell>
          <table:table-cell office:value-type="float" office:value="239" calcext:value-type="float">
            <text:p>239</text:p>
          </table:table-cell>
          <table:table-cell office:value-type="float" office:value="837" calcext:value-type="float">
            <text:p>837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 ERR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^2000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471" calcext:value-type="float">
            <text:p>471</text:p>
          </table:table-cell>
          <table:table-cell office:value-type="float" office:value="1942" calcext:value-type="float">
            <text:p>1942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491" calcext:value-type="float">
            <text:p>491</text:p>
          </table:table-cell>
          <table:table-cell office:value-type="float" office:value="1946" calcext:value-type="float">
            <text:p>1946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483" calcext:value-type="float">
            <text:p>483</text:p>
          </table:table-cell>
          <table:table-cell office:value-type="float" office:value="1919" calcext:value-type="float">
            <text:p>1919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483" calcext:value-type="float">
            <text:p>483</text:p>
          </table:table-cell>
          <table:table-cell office:value-type="float" office:value="1911" calcext:value-type="float">
            <text:p>1911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481" calcext:value-type="float">
            <text:p>481</text:p>
          </table:table-cell>
          <table:table-cell office:value-type="float" office:value="1939" calcext:value-type="float">
            <text:p>1939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482" calcext:value-type="float">
            <text:p>482</text:p>
          </table:table-cell>
          <table:table-cell office:value-type="float" office:value="1930" calcext:value-type="float">
            <text:p>1930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481" calcext:value-type="float">
            <text:p>481</text:p>
          </table:table-cell>
          <table:table-cell office:value-type="float" office:value="1889" calcext:value-type="float">
            <text:p>1889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483" calcext:value-type="float">
            <text:p>483</text:p>
          </table:table-cell>
          <table:table-cell office:value-type="float" office:value="1926" calcext:value-type="float">
            <text:p>1926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482" calcext:value-type="float">
            <text:p>482</text:p>
          </table:table-cell>
          <table:table-cell office:value-type="float" office:value="1910" calcext:value-type="float">
            <text:p>1910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82" calcext:value-type="float">
            <text:p>482</text:p>
          </table:table-cell>
          <table:table-cell office:value-type="float" office:value="1915" calcext:value-type="float">
            <text:p>1915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ÉDIA</text:p>
          </table:table-cell>
          <table:table-cell/>
          <table:table-cell table:style-name="ce1" table:formula="of:=SUM([.C170:.C171];[.C172];[.C173];[.C174];[.C175];[.C176];[.C177];[.C178];[.C179])/10" office:value-type="float" office:value="1.3" calcext:value-type="float">
            <text:p/>
          </table:table-cell>
          <table:table-cell table:style-name="ce1" table:formula="of:=SUM([.D170:.D171];[.D172];[.D173];[.D174];[.D175];[.D176];[.D177];[.D178];[.D179])/10" office:value-type="float" office:value="53.6" calcext:value-type="float">
            <text:p/>
          </table:table-cell>
          <table:table-cell table:style-name="ce1" table:formula="of:=SUM([.E170:.E171];[.E172];[.E173];[.E174];[.E175];[.E176];[.E177];[.E178];[.E179])/10" office:value-type="float" office:value="481.9" calcext:value-type="float">
            <text:p/>
          </table:table-cell>
          <table:table-cell table:style-name="ce1" table:formula="of:=SUM([.F170:.F171];[.F172];[.F173];[.F174];[.F175];[.F176];[.F177];[.F178];[.F179])/10" office:value-type="float" office:value="1922.7" calcext:value-type="float">
            <text:p/>
          </table:table-cell>
          <table:table-cell table:style-name="ce1" table:formula="of:=SUM([.G170:.G171];[.G172];[.G173];[.G174];[.G175];[.G176];[.G177];[.G178];[.G179])/10" office:value-type="float" office:value="0" calcext:value-type="float">
            <text:p/>
          </table:table-cell>
          <table:table-cell table:style-name="ce1" table:formula="of:=SUM([.H170:.H171];[.H172];[.H173];[.H174];[.H175];[.H176];[.H177];[.H178];[.H179])/10" office:value-type="float" office:value="0" calcext:value-type="float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35" calcext:value-type="float">
            <text:p>135</text:p>
          </table:table-cell>
          <table:table-cell office:value-type="float" office:value="514" calcext:value-type="float">
            <text:p>514</text:p>
          </table:table-cell>
          <table:table-cell office:value-type="float" office:value="1947" calcext:value-type="float">
            <text:p>1947</text:p>
          </table:table-cell>
          <table:table-cell table:number-columns-repeated="10"/>
        </table:table-row>
        <table:table-row table:style-name="ro1" table:number-rows-repeated="1048394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9">00/00/0000</text:date>, <text:time style:data-style-name="N2" text:time-value="01:40:31.80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8T14:57:33.882000000</meta:creation-date>
    <dc:date>2014-07-29T02:03:00.945000000</dc:date>
    <meta:editing-duration>PT5H52M7S</meta:editing-duration>
    <meta:editing-cycles>24</meta:editing-cycles>
    <meta:generator>LibreOffice/4.2.0.4$Windows_x86 LibreOffice_project/05dceb5d363845f2cf968344d7adab8dcfb2ba71</meta:generator>
    <meta:document-statistic meta:table-count="1" meta:cell-count="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9cm" svg:height="8.99cm" xlink:href=".." xlink:type="simple" chart:class="chart:line" chart:style-name="ch1">
        <chart:title svg:x="5.212cm" svg:y="0.315cm" chart:style-name="ch2">
          <text:p>Multiplicação no ambiente A</text:p>
        </chart:title>
        <chart:legend chart:legend-position="end" svg:x="11.867cm" svg:y="3.449cm" style:legend-expansion="high" chart:style-name="ch3"/>
        <chart:plot-area chart:style-name="ch4" table:cell-range-address="Sheet1.J2:Sheet1.J11 Sheet1.M1:Sheet1.P11" chart:data-source-has-labels="both" svg:x="1.33cm" svg:y="1.631cm" svg:width="9.899cm" svg:height="6.199cm">
          <chartooo:coordinate-region svg:x="2.322cm" svg:y="1.83cm" svg:width="8.767cm" svg:height="4.459cm"/>
          <chart:axis chart:dimension="x" chart:name="primary-x" chart:style-name="ch5" chartooo:axis-type="auto">
            <chartooo:date-scale/>
            <chart:title svg:x="4.515cm" svg:y="8.009cm" chart:style-name="ch6">
              <text:p>Números multiplicados</text:p>
            </chart:title>
            <chart:categories table:cell-range-address="Sheet1.J2:Sheet1.J11"/>
          </chart:axis>
          <chart:axis chart:dimension="y" chart:name="primary-y" chart:style-name="ch7">
            <chart:title svg:x="0.451cm" svg:y="5.859cm" chart:style-name="ch8">
              <text:p>Tempo em ms</text:p>
            </chart:title>
            <chart:grid chart:style-name="ch9" chart:class="major"/>
          </chart:axis>
          <chart:series chart:style-name="ch10" chart:values-cell-range-address="Sheet1.M2:Sheet1.M11" chart:label-cell-address="Sheet1.M1:Sheet1.M1" chart:class="chart:line">
            <chart:data-point chart:repeated="10"/>
          </chart:series>
          <chart:series chart:style-name="ch11" chart:values-cell-range-address="Sheet1.N2:Sheet1.N11" chart:label-cell-address="Sheet1.N1:Sheet1.N1" chart:class="chart:line">
            <chart:data-point chart:repeated="10"/>
          </chart:series>
          <chart:series chart:style-name="ch12" chart:values-cell-range-address="Sheet1.O2:Sheet1.O11" chart:label-cell-address="Sheet1.O1:Sheet1.O1" chart:class="chart:line">
            <chart:data-point chart:repeated="10"/>
          </chart:series>
          <chart:series chart:style-name="ch13" chart:values-cell-range-address="Sheet1.P2:Sheet1.P11" chart:label-cell-address="Sheet1.P1:Sheet1.P1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ltS Java</text:p>
                <draw:g>
                  <svg:desc>Sheet1.M1:Sheet1.M1</svg:desc>
                </draw:g>
              </table:table-cell>
              <table:table-cell office:value-type="string">
                <text:p>BigInteger do Java</text:p>
                <draw:g>
                  <svg:desc>Sheet1.N1:Sheet1.N1</svg:desc>
                </draw:g>
              </table:table-cell>
              <table:table-cell office:value-type="string">
                <text:p>MultP0D OpenCL</text:p>
                <draw:g>
                  <svg:desc>Sheet1.O1:Sheet1.O1</svg:desc>
                </draw:g>
              </table:table-cell>
              <table:table-cell office:value-type="string">
                <text:p>MultP1D OpenCL</text:p>
                <draw:g>
                  <svg:desc>Sheet1.P1:Sheet1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^64</text:p>
                <draw:g>
                  <svg:desc>Sheet1.J2:Sheet1.J11</svg:desc>
                </draw:g>
              </table:table-cell>
              <table:table-cell office:value-type="float" office:value="0.8">
                <text:p>0.8</text:p>
                <draw:g>
                  <svg:desc>Sheet1.M2:Sheet1.M11</svg:desc>
                </draw:g>
              </table:table-cell>
              <table:table-cell office:value-type="float" office:value="0.5">
                <text:p>0.5</text:p>
                <draw:g>
                  <svg:desc>Sheet1.N2:Sheet1.N11</svg:desc>
                </draw:g>
              </table:table-cell>
              <table:table-cell office:value-type="float" office:value="59.3">
                <text:p>59.3</text:p>
                <draw:g>
                  <svg:desc>Sheet1.O2:Sheet1.O11</svg:desc>
                </draw:g>
              </table:table-cell>
              <table:table-cell office:value-type="float" office:value="58.3">
                <text:p>58.3</text:p>
                <draw:g>
                  <svg:desc>Sheet1.P2:Sheet1.P11</svg:desc>
                </draw:g>
              </table:table-cell>
            </table:table-row>
            <table:table-row>
              <table:table-cell office:value-type="string">
                <text:p>2^128</text:p>
              </table:table-cell>
              <table:table-cell office:value-type="float" office:value="0.8">
                <text:p>0.8</text:p>
              </table:table-cell>
              <table:table-cell office:value-type="float" office:value="0.6">
                <text:p>0.6</text:p>
              </table:table-cell>
              <table:table-cell office:value-type="float" office:value="60.3">
                <text:p>60.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^2048</text:p>
              </table:table-cell>
              <table:table-cell office:value-type="float" office:value="1.3">
                <text:p>1.3</text:p>
              </table:table-cell>
              <table:table-cell office:value-type="float" office:value="1.8">
                <text:p>1.8</text:p>
              </table:table-cell>
              <table:table-cell office:value-type="float" office:value="67.7">
                <text:p>67.7</text:p>
              </table:table-cell>
              <table:table-cell office:value-type="float" office:value="53.7">
                <text:p>53.7</text:p>
              </table:table-cell>
            </table:table-row>
            <table:table-row>
              <table:table-cell office:value-type="string">
                <text:p>2^4096</text:p>
              </table:table-cell>
              <table:table-cell office:value-type="float" office:value="1.3">
                <text:p>1.3</text:p>
              </table:table-cell>
              <table:table-cell office:value-type="float" office:value="2.9">
                <text:p>2.9</text:p>
              </table:table-cell>
              <table:table-cell office:value-type="float" office:value="135.8">
                <text:p>135.8</text:p>
              </table:table-cell>
              <table:table-cell office:value-type="float" office:value="60.3">
                <text:p>60.3</text:p>
              </table:table-cell>
            </table:table-row>
            <table:table-row>
              <table:table-cell office:value-type="string">
                <text:p>2^8192</text:p>
              </table:table-cell>
              <table:table-cell office:value-type="float" office:value="1.6">
                <text:p>1.6</text:p>
              </table:table-cell>
              <table:table-cell office:value-type="float" office:value="6.2">
                <text:p>6.2</text:p>
              </table:table-cell>
              <table:table-cell office:value-type="float" office:value="404">
                <text:p>404</text:p>
              </table:table-cell>
              <table:table-cell office:value-type="float" office:value="84.4">
                <text:p>84.4</text:p>
              </table:table-cell>
            </table:table-row>
            <table:table-row>
              <table:table-cell office:value-type="string">
                <text:p>2^16384</text:p>
              </table:table-cell>
              <table:table-cell office:value-type="float" office:value="4.1">
                <text:p>4.1</text:p>
              </table:table-cell>
              <table:table-cell office:value-type="float" office:value="13.1">
                <text:p>13.1</text:p>
              </table:table-cell>
              <table:table-cell office:value-type="float" office:value="1467.2">
                <text:p>1467.2</text:p>
              </table:table-cell>
              <table:table-cell office:value-type="float" office:value="149.7">
                <text:p>149.7</text:p>
              </table:table-cell>
            </table:table-row>
            <table:table-row>
              <table:table-cell office:value-type="string">
                <text:p>2^32768</text:p>
              </table:table-cell>
              <table:table-cell office:value-type="float" office:value="14.1">
                <text:p>14.1</text:p>
              </table:table-cell>
              <table:table-cell office:value-type="float" office:value="52.1">
                <text:p>52.1</text:p>
              </table:table-cell>
              <table:table-cell office:value-type="float" office:value="NaN">
                <text:p>NaN</text:p>
              </table:table-cell>
              <table:table-cell office:value-type="float" office:value="432.8">
                <text:p>432.8</text:p>
              </table:table-cell>
            </table:table-row>
            <table:table-row>
              <table:table-cell office:value-type="string">
                <text:p>2^65536</text:p>
              </table:table-cell>
              <table:table-cell office:value-type="float" office:value="56.4">
                <text:p>56.4</text:p>
              </table:table-cell>
              <table:table-cell office:value-type="float" office:value="217.1">
                <text:p>217.1</text:p>
              </table:table-cell>
              <table:table-cell office:value-type="float" office:value="NaN">
                <text:p>NaN</text:p>
              </table:table-cell>
              <table:table-cell office:value-type="float" office:value="1466.3">
                <text:p>1466.3</text:p>
              </table:table-cell>
            </table:table-row>
            <table:table-row>
              <table:table-cell office:value-type="string">
                <text:p>2^131072</text:p>
              </table:table-cell>
              <table:table-cell office:value-type="float" office:value="208.2">
                <text:p>208.2</text:p>
              </table:table-cell>
              <table:table-cell office:value-type="float" office:value="826.4">
                <text:p>82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^200000</text:p>
              </table:table-cell>
              <table:table-cell office:value-type="float" office:value="481.9">
                <text:p>481.9</text:p>
              </table:table-cell>
              <table:table-cell office:value-type="float" office:value="1922.7">
                <text:p>192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Windows_x86 LibreOffice_project/05dceb5d363845f2cf968344d7adab8dcfb2ba7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8cm" svg:height="8.99cm" xlink:href=".." xlink:type="simple" chart:class="chart:line" chart:style-name="ch1">
        <chart:title svg:x="5.781cm" svg:y="0.315cm" chart:style-name="ch2">
          <text:p>Adição no ambiente A</text:p>
        </chart:title>
        <chart:legend chart:legend-position="end" svg:x="14.095cm" svg:y="3.947cm" style:legend-expansion="high" chart:style-name="ch3"/>
        <chart:plot-area chart:style-name="ch4" table:cell-range-address="Sheet1.J1:Sheet1.L11" chart:data-source-has-labels="both" svg:x="1.33cm" svg:y="1.631cm" svg:width="12.127cm" svg:height="6.199cm">
          <chartooo:coordinate-region svg:x="1.958cm" svg:y="1.83cm" svg:width="11.359cm" svg:height="4.459cm"/>
          <chart:axis chart:dimension="x" chart:name="primary-x" chart:style-name="ch5" chartooo:axis-type="auto">
            <chartooo:date-scale/>
            <chart:title svg:x="5.907cm" svg:y="8.009cm" chart:style-name="ch6">
              <text:p>Números somados</text:p>
            </chart:title>
            <chart:categories table:cell-range-address="Sheet1.J2:Sheet1.J11"/>
          </chart:axis>
          <chart:axis chart:dimension="y" chart:name="primary-y" chart:style-name="ch7">
            <chart:title svg:x="0.451cm" svg:y="5.859cm" chart:style-name="ch8">
              <text:p>Tempo em ms</text:p>
            </chart:title>
            <chart:grid chart:style-name="ch9" chart:class="major"/>
          </chart:axis>
          <chart:series chart:style-name="ch10" chart:values-cell-range-address="Sheet1.K2:Sheet1.K11" chart:label-cell-address="Sheet1.K1:Sheet1.K1" chart:class="chart:line">
            <chart:data-point chart:repeated="10"/>
          </chart:series>
          <chart:series chart:style-name="ch11" chart:values-cell-range-address="Sheet1.L2:Sheet1.L11" chart:label-cell-address="Sheet1.L1:Sheet1.L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maS</text:p>
                <draw:g>
                  <svg:desc>Sheet1.K1:Sheet1.K1</svg:desc>
                </draw:g>
              </table:table-cell>
              <table:table-cell office:value-type="string">
                <text:p>SomaP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^64</text:p>
                <draw:g>
                  <svg:desc>Sheet1.J2:Sheet1.J11</svg:desc>
                </draw:g>
              </table:table-cell>
              <table:table-cell office:value-type="float" office:value="0">
                <text:p>0</text:p>
                <draw:g>
                  <svg:desc>Sheet1.K2:Sheet1.K11</svg:desc>
                </draw:g>
              </table:table-cell>
              <table:table-cell office:value-type="float" office:value="56.9">
                <text:p>56.9</text:p>
                <draw:g>
                  <svg:desc>Sheet1.L2:Sheet1.L11</svg:desc>
                </draw:g>
              </table:table-cell>
            </table:table-row>
            <table:table-row>
              <table:table-cell office:value-type="string">
                <text:p>2^128</text:p>
              </table:table-cell>
              <table:table-cell office:value-type="float" office:value="0.4">
                <text:p>0.4</text:p>
              </table:table-cell>
              <table:table-cell office:value-type="float" office:value="60.1">
                <text:p>60.1</text:p>
              </table:table-cell>
            </table:table-row>
            <table:table-row>
              <table:table-cell office:value-type="string">
                <text:p>2^2048</text:p>
              </table:table-cell>
              <table:table-cell office:value-type="float" office:value="1.3">
                <text:p>1.3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string">
                <text:p>2^4096</text:p>
              </table:table-cell>
              <table:table-cell office:value-type="float" office:value="0.9">
                <text:p>0.9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string">
                <text:p>2^8192</text:p>
              </table:table-cell>
              <table:table-cell office:value-type="float" office:value="1.2">
                <text:p>1.2</text:p>
              </table:table-cell>
              <table:table-cell office:value-type="float" office:value="51.9">
                <text:p>51.9</text:p>
              </table:table-cell>
            </table:table-row>
            <table:table-row>
              <table:table-cell office:value-type="string">
                <text:p>2^16384</text:p>
              </table:table-cell>
              <table:table-cell office:value-type="float" office:value="1.2">
                <text:p>1.2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2^32768</text:p>
              </table:table-cell>
              <table:table-cell office:value-type="float" office:value="1.2">
                <text:p>1.2</text:p>
              </table:table-cell>
              <table:table-cell office:value-type="float" office:value="52.2">
                <text:p>52.2</text:p>
              </table:table-cell>
            </table:table-row>
            <table:table-row>
              <table:table-cell office:value-type="string">
                <text:p>2^65536</text:p>
              </table:table-cell>
              <table:table-cell office:value-type="float" office:value="0.8">
                <text:p>0.8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string">
                <text:p>2^131072</text:p>
              </table:table-cell>
              <table:table-cell office:value-type="float" office:value="1.3">
                <text:p>1.3</text:p>
              </table:table-cell>
              <table:table-cell office:value-type="float" office:value="53.9">
                <text:p>53.9</text:p>
              </table:table-cell>
            </table:table-row>
            <table:table-row>
              <table:table-cell office:value-type="string">
                <text:p>2^200000</text:p>
              </table:table-cell>
              <table:table-cell office:value-type="float" office:value="1.3">
                <text:p>1.3</text:p>
              </table:table-cell>
              <table:table-cell office:value-type="float" office:value="53.6">
                <text:p>53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Windows_x86 LibreOffice_project/05dceb5d363845f2cf968344d7adab8dcfb2ba7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